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2.667cm" style:rel-column-width="10922*"/>
    </style:style>
    <style:style style:name="Tabela3.F" style:family="table-column">
      <style:table-column-properties style:column-width="2.667cm" style:rel-column-width="10925*"/>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Tabela3.4" style:family="table-row">
      <style:table-row-properties style:min-row-height="1.108cm"/>
    </style:style>
    <style:style style:name="Tabela4" style:family="table">
      <style:table-properties style:width="16cm" table:align="margins" style:writing-mode="lr-tb"/>
    </style:style>
    <style:style style:name="Tabela4.A" style:family="table-column">
      <style:table-column-properties style:column-width="2.667cm" style:rel-column-width="10922*"/>
    </style:style>
    <style:style style:name="Tabela4.F" style:family="table-column">
      <style:table-column-properties style:column-width="2.667cm" style:rel-column-width="10925*"/>
    </style:style>
    <style:style style:name="Tabela4.A1" style:family="table-cell">
      <style:table-cell-properties fo:padding="0.097cm" fo:border-left="0.05pt solid #000000" fo:border-right="none" fo:border-top="0.05pt solid #000000" fo:border-bottom="0.05pt solid #000000"/>
    </style:style>
    <style:style style:name="Tabela4.F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F2" style:family="table-cell">
      <style:table-cell-properties fo:padding="0.097cm" fo:border-left="0.05pt solid #000000" fo:border-right="0.05pt solid #000000" fo:border-top="none" fo:border-bottom="0.05pt solid #000000"/>
    </style:style>
    <style:style style:name="Tabela4.4" style:family="table-row">
      <style:table-row-properties style:min-row-height="1.108cm"/>
    </style:style>
    <style:style style:name="Tabela1" style:family="table">
      <style:table-properties style:width="16cm" table:align="margins" style:writing-mode="lr-tb"/>
    </style:style>
    <style:style style:name="Tabela1.A" style:family="table-column">
      <style:table-column-properties style:column-width="2.667cm" style:rel-column-width="10922*"/>
    </style:style>
    <style:style style:name="Tabela1.F" style:family="table-column">
      <style:table-column-properties style:column-width="2.667cm" style:rel-column-width="10925*"/>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1.4" style:family="table-row">
      <style:table-row-properties style:min-row-height="1.108cm"/>
    </style:style>
    <style:style style:name="Tabela2" style:family="table">
      <style:table-properties style:width="16cm" table:align="margins" style:writing-mode="lr-tb"/>
    </style:style>
    <style:style style:name="Tabela2.A" style:family="table-column">
      <style:table-column-properties style:column-width="2.667cm" style:rel-column-width="10922*"/>
    </style:style>
    <style:style style:name="Tabela2.F" style:family="table-column">
      <style:table-column-properties style:column-width="2.667cm" style:rel-column-width="10925*"/>
    </style:style>
    <style:style style:name="Tabela2.A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4" style:family="table-row">
      <style:table-row-properties style:min-row-height="1.108cm"/>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margin-left="0cm" fo:margin-right="0cm" fo:line-height="100%" fo:text-align="center" style:justify-single-word="false"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2pt" style:font-size-asian="12pt" style:font-name-complex="Arial2" style:font-size-complex="12pt"/>
    </style:style>
    <style:style style:name="P5" style:family="paragraph" style:parent-style-name="Standard">
      <style:paragraph-properties fo:margin-left="0cm" fo:margin-right="0cm" fo:text-align="center" style:justify-single-word="false" fo:text-indent="0cm" style:auto-text-indent="false"/>
      <style:text-properties style:font-name="Arial" fo:font-size="12pt" officeooo:paragraph-rsid="0019bb5f" style:font-size-asian="12pt" style:font-name-complex="Arial2" style:font-size-complex="12pt"/>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2pt" style:font-size-asian="12pt" style:font-name-complex="Arial2" style:font-size-complex="12pt"/>
    </style:style>
    <style:style style:name="P7"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name-complex="Arial2" style:font-size-complex="12pt"/>
    </style:style>
    <style:style style:name="P8" style:family="paragraph" style:parent-style-name="Standard">
      <style:paragraph-properties fo:margin-left="0cm" fo:margin-right="0cm" fo:line-height="100%" fo:text-align="center" style:justify-single-word="false" fo:text-indent="0cm" style:auto-text-indent="false"/>
      <style:text-properties style:font-name="Arial" fo:font-size="12pt" style:font-size-asian="12pt" style:font-name-complex="Arial2" style:font-size-complex="12pt"/>
    </style:style>
    <style:style style:name="P9" style:family="paragraph" style:parent-style-name="Standard">
      <style:paragraph-properties fo:margin-left="0cm" fo:margin-right="0cm" fo:line-height="100%" fo:text-align="center" style:justify-single-word="false" fo:text-indent="0cm" style:auto-text-indent="false"/>
      <style:text-properties style:font-name="Arial" fo:font-size="12pt" officeooo:paragraph-rsid="0019bb5f" style:font-size-asian="12pt" style:font-name-complex="Arial2" style:font-size-complex="12pt"/>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bold" style:font-size-asian="12pt" style:font-style-asian="normal" style:font-weight-asian="bold" style:font-name-complex="Arial2" style:font-size-complex="12pt" style:font-style-complex="normal" style:font-weight-complex="bold"/>
    </style:style>
    <style:style style:name="P11" style:family="paragraph" style:parent-style-name="Standard">
      <style:paragraph-properties fo:margin-left="0cm" fo:margin-right="0cm" fo:text-align="start" style:justify-single-word="false" fo:text-indent="0cm" style:auto-text-indent="false"/>
      <style:text-properties style:font-name="Arial" fo:font-size="12pt" fo:font-style="normal" fo:font-weight="bold" style:font-size-asian="12pt" style:font-style-asian="normal" style:font-weight-asian="bold" style:font-name-complex="Arial2" style:font-size-complex="12pt" style:font-style-complex="normal" style:font-weight-complex="bold"/>
    </style:style>
    <style:style style:name="P12"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name-complex="Arial2" style:font-size-complex="12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Arial" fo:font-size="12pt" fo:font-weight="normal" style:font-size-asian="12pt" style:font-weight-asian="normal" style:font-name-complex="Arial2" style:font-size-complex="12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font-weight-asian="normal" style:font-name-complex="Arial2" style:font-size-complex="12pt" style:font-weight-complex="normal"/>
    </style:style>
    <style:style style:name="P15" style:family="paragraph" style:parent-style-name="Standard">
      <style:paragraph-properties fo:margin-left="0cm" fo:margin-right="0cm" fo:line-height="100%" fo:text-align="center" style:justify-single-word="false" fo:text-indent="0cm" style:auto-text-indent="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left="0cm" fo:margin-right="0cm" fo:line-height="100%" fo:text-align="center" style:justify-single-word="false" fo:text-indent="0cm" style:auto-text-indent="false"/>
      <style:text-properties style:font-name="Arial" fo:font-size="12pt" fo:font-weight="bold" officeooo:paragraph-rsid="0019bb5f" style:font-size-asian="12pt" style:font-weight-asian="bold" style:font-name-complex="Arial2" style:font-size-complex="12pt"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font-name="Arial" fo:font-size="12pt" fo:font-weight="bold" style:font-size-asian="12pt" style:font-weight-asian="bold" style:font-name-complex="Arial2" style:font-size-complex="12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font-name="Arial" fo:font-size="10.5pt" fo:font-weight="normal" style:font-size-asian="10.5pt" style:font-weight-asian="normal" style:font-name-complex="Arial2" style:font-size-complex="10.5pt" style:font-weight-complex="normal"/>
    </style:style>
    <style:style style:name="P19" style:family="paragraph" style:parent-style-name="Standard">
      <style:paragraph-properties fo:margin-left="0cm" fo:margin-right="0cm" fo:text-align="justify" style:justify-single-word="false" fo:text-indent="0cm" style:auto-text-indent="false"/>
    </style:style>
    <style:style style:name="P20" style:family="paragraph" style:parent-style-name="Standard">
      <style:paragraph-properties fo:margin-left="0cm" fo:margin-right="0cm" fo:line-height="100%" fo:text-align="center" style:justify-single-word="false" fo:text-indent="0cm" style:auto-text-indent="false" fo:break-before="page"/>
      <style:text-properties style:font-name="Arial" fo:font-size="12pt" style:font-size-asian="12pt" style:font-name-complex="Arial2" style:font-size-complex="12pt"/>
    </style:style>
    <style:style style:name="P21" style:family="paragraph" style:parent-style-name="Standard">
      <style:paragraph-properties fo:margin-left="0cm" fo:margin-right="0cm" fo:margin-top="0cm" fo:margin-bottom="0.282cm" loext:contextual-spacing="false" fo:text-align="justify" style:justify-single-word="false" fo:text-indent="0cm" style:auto-text-indent="false"/>
      <style:text-properties style:font-name="Arial" fo:font-size="12pt" fo:font-style="normal" fo:font-weight="bold" style:font-size-asian="12pt" style:font-style-asian="normal" style:font-weight-asian="bold" style:font-name-complex="Arial2" style:font-size-complex="12pt" style:font-style-complex="normal" style:font-weight-complex="bold"/>
    </style:style>
    <style:style style:name="P22" style:family="paragraph" style:parent-style-name="Standard">
      <style:paragraph-properties fo:margin-left="0cm" fo:margin-right="0cm" fo:margin-top="0cm" fo:margin-bottom="0.282cm" loext:contextual-spacing="false" fo:text-align="justify" style:justify-single-word="false" fo:text-indent="0cm" style:auto-text-indent="false"/>
      <style:text-properties style:font-name="Arial" fo:font-size="12pt" fo:font-style="normal" fo:font-weight="bold" officeooo:paragraph-rsid="001d85d1" style:font-size-asian="12pt" style:font-style-asian="normal" style:font-weight-asian="bold" style:font-name-complex="Arial2" style:font-size-complex="12pt" style:font-style-complex="normal" style:font-weight-complex="bold"/>
    </style:style>
    <style:style style:name="P23" style:family="paragraph" style:parent-style-name="Standard">
      <style:paragraph-properties fo:margin-left="0cm" fo:margin-right="0cm" fo:margin-top="0cm" fo:margin-bottom="0.282cm" loext:contextual-spacing="false" fo:text-align="justify" style:justify-single-word="false" fo:text-indent="0cm" style:auto-text-indent="false"/>
      <style:text-properties style:font-name="Arial" fo:font-size="12pt" fo:font-style="normal" fo:font-weight="bold" officeooo:rsid="001d85d1" officeooo:paragraph-rsid="001d85d1" style:font-size-asian="12pt" style:font-style-asian="normal" style:font-weight-asian="bold" style:font-name-complex="Arial2" style:font-size-complex="12pt" style:font-style-complex="normal" style:font-weight-complex="bold"/>
    </style:style>
    <style:style style:name="P24" style:family="paragraph" style:parent-style-name="Standard">
      <style:paragraph-properties fo:margin-left="0cm" fo:margin-right="0cm" fo:margin-top="0cm" fo:margin-bottom="0.282cm" loext:contextual-spacing="false" fo:text-align="justify" style:justify-single-word="false" fo:text-indent="0cm" style:auto-text-indent="false"/>
      <style:text-properties style:font-name="Arial" fo:font-size="12pt" fo:font-style="normal" fo:font-weight="bold" officeooo:rsid="0025fcce" officeooo:paragraph-rsid="0025fcce" style:font-size-asian="12pt" style:font-style-asian="normal" style:font-weight-asian="bold" style:font-name-complex="Arial2" style:font-size-complex="12pt" style:font-style-complex="normal" style:font-weight-complex="bold"/>
    </style:style>
    <style:style style:name="P25"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rial" fo:font-size="12pt" fo:font-weight="bold" style:font-size-asian="12pt" style:font-weight-asian="bold" style:font-name-complex="Arial2" style:font-size-complex="12pt" style:font-weight-complex="bold"/>
    </style:style>
    <style:style style:name="P2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rial" fo:font-size="10.5pt" fo:font-weight="normal" style:font-size-asian="10.5pt" style:font-weight-asian="normal" style:font-name-complex="Arial2" style:font-size-complex="10.5pt" style:font-weight-complex="normal"/>
    </style:style>
    <style:style style:name="P27"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style:font-name="Arial1" fo:font-size="10.5pt" fo:letter-spacing="normal" fo:font-style="normal" fo:font-weight="normal" style:font-size-asian="10.5pt" style:font-size-complex="10.5pt"/>
    </style:style>
    <style:style style:name="P28"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style:font-name="Arial1" fo:font-size="10.5pt" fo:letter-spacing="normal" fo:font-style="normal" fo:font-weight="normal" officeooo:paragraph-rsid="001d85d1" style:font-size-asian="10.5pt" style:font-size-complex="10.5pt"/>
    </style:style>
    <style:style style:name="P2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rial1" fo:font-size="10.5pt" fo:letter-spacing="normal" fo:font-style="normal" fo:font-weight="normal" style:font-size-asian="10.5pt" style:font-size-complex="10.5pt"/>
    </style:style>
    <style:style style:name="P3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rial1" fo:font-size="10.5pt" fo:letter-spacing="normal" fo:font-style="normal" fo:font-weight="normal" officeooo:paragraph-rsid="001d85d1" style:font-size-asian="10.5pt" style:font-size-complex="10.5pt"/>
    </style:style>
    <style:style style:name="P31" style:family="paragraph" style:parent-style-name="Standard">
      <style:paragraph-properties fo:margin-left="0.635cm" fo:margin-right="0cm" fo:line-height="150%" fo:text-align="center" style:justify-single-word="false" fo:text-indent="0cm" style:auto-text-indent="false"/>
      <style:text-properties style:font-name="Arial" fo:font-size="12pt" fo:font-weight="bold" style:font-size-asian="12pt" style:font-weight-asian="bold" style:font-name-complex="Arial2" style:font-size-complex="12pt" style:font-weight-complex="bold"/>
    </style:style>
    <style:style style:name="P32" style:family="paragraph" style:parent-style-name="Standard">
      <style:paragraph-properties fo:margin-left="0.635cm" fo:margin-right="0cm" fo:line-height="100%" fo:text-align="center" style:justify-single-word="false" fo:text-indent="0cm" style:auto-text-indent="false"/>
      <style:text-properties style:font-name="Arial" fo:font-size="12pt" fo:font-weight="bold" style:font-size-asian="12pt" style:font-weight-asian="bold" style:font-name-complex="Arial2" style:font-size-complex="12pt" style:font-weight-complex="bold"/>
    </style:style>
    <style:style style:name="P33" style:family="paragraph" style:parent-style-name="Standard">
      <style:paragraph-properties fo:margin-left="0.635cm" fo:margin-right="0cm" fo:text-align="center" style:justify-single-word="false" fo:text-indent="0cm" style:auto-text-indent="false"/>
      <style:text-properties style:font-name="Arial" fo:font-size="12pt" fo:font-weight="bold" style:font-size-asian="12pt" style:font-weight-asian="bold" style:font-name-complex="Arial2" style:font-size-complex="12pt" style:font-weight-complex="bold"/>
    </style:style>
    <style:style style:name="P34" style:family="paragraph" style:parent-style-name="Standard">
      <style:paragraph-properties fo:margin-left="0.635cm" fo:margin-right="0cm" fo:text-indent="0cm" style:auto-text-indent="false"/>
      <style:text-properties style:font-name="Arial" fo:font-size="12pt" style:font-size-asian="12pt" style:font-name-complex="Arial2" style:font-size-complex="12pt"/>
    </style:style>
    <style:style style:name="P35" style:family="paragraph" style:parent-style-name="Standard">
      <style:paragraph-properties fo:margin-left="0.635cm" fo:margin-right="0cm" fo:line-height="150%" fo:text-align="center" style:justify-single-word="false" fo:text-indent="0cm" style:auto-text-indent="false"/>
      <style:text-properties style:font-name="Arial" fo:font-size="12pt" style:font-size-asian="12pt" style:font-name-complex="Arial2" style:font-size-complex="12pt"/>
    </style:style>
    <style:style style:name="P36" style:family="paragraph" style:parent-style-name="Standard">
      <style:paragraph-properties fo:margin-left="0.635cm" fo:margin-right="0cm" fo:line-height="100%" fo:text-align="center" style:justify-single-word="false" fo:text-indent="0cm" style:auto-text-indent="false"/>
      <style:text-properties style:font-name="Arial" fo:font-size="12pt" style:font-size-asian="12pt" style:font-name-complex="Arial2" style:font-size-complex="12pt"/>
    </style:style>
    <style:style style:name="P37" style:family="paragraph" style:parent-style-name="Standard">
      <style:paragraph-properties fo:margin-left="0.635cm" fo:margin-right="0cm" fo:text-align="center" style:justify-single-word="false" fo:text-indent="0cm" style:auto-text-indent="false"/>
      <style:text-properties style:font-name="Arial" fo:font-size="12pt" style:font-size-asian="12pt" style:font-name-complex="Arial2" style:font-size-complex="12pt"/>
    </style:style>
    <style:style style:name="P38" style:family="paragraph" style:parent-style-name="Standard">
      <style:paragraph-properties fo:margin-left="9.001cm" fo:margin-right="0cm" fo:line-height="100%" fo:text-align="justify" style:justify-single-word="false" fo:text-indent="0cm" style:auto-text-indent="false"/>
      <style:text-properties style:font-name="Arial" fo:font-size="12pt" style:font-size-asian="12pt" style:font-name-complex="Arial2" style:font-size-complex="12pt"/>
    </style:style>
    <style:style style:name="P39" style:family="paragraph" style:parent-style-name="Standard" style:master-page-name="Standard">
      <style:paragraph-properties fo:margin-left="0cm" fo:margin-right="0cm" fo:line-height="100%" fo:text-align="center" style:justify-single-word="false" fo:text-indent="0cm" style:auto-text-indent="false" style:page-number="auto"/>
      <style:text-properties style:font-name="Arial" fo:font-size="12pt" fo:font-weight="bold" style:font-size-asian="12pt" style:font-weight-asian="bold" style:font-name-complex="Arial2" style:font-size-complex="12pt" style:font-weight-complex="bold"/>
    </style:style>
    <style:style style:name="P40" style:family="paragraph" style:parent-style-name="Standard">
      <style:paragraph-properties fo:margin-left="0cm" fo:margin-right="0cm" fo:text-align="justify" style:justify-single-word="false" fo:text-indent="0cm" style:auto-text-indent="false"/>
      <style:text-properties style:font-name="Arial" fo:font-size="12pt" fo:font-weight="normal" style:font-size-asian="12pt" style:font-weight-asian="normal" style:font-name-complex="Arial2" style:font-size-complex="12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2pt" fo:font-weight="normal" officeooo:rsid="001bdb0e" style:font-size-asian="12pt" style:font-weight-asian="normal" style:font-name-complex="Arial2" style:font-size-complex="12pt" style:font-weight-complex="normal"/>
    </style:style>
    <style:style style:name="T1" style:family="text">
      <style:text-properties style:font-name="Arial" fo:font-size="12pt" fo:font-weight="bold" style:font-size-asian="12pt" style:font-weight-asian="bold" style:font-name-complex="Arial2" style:font-size-complex="12pt" style:font-weight-complex="bold"/>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style:font-name="Arial" fo:font-size="12pt" style:font-size-asian="12pt" style:font-name-complex="Arial2" style:font-size-complex="12pt"/>
    </style:style>
    <style:style style:name="T4" style:family="text">
      <style:text-properties style:font-name="Arial" fo:font-size="12pt" officeooo:rsid="0019bb5f" style:font-size-asian="12pt" style:font-name-complex="Arial2" style:font-size-complex="12pt"/>
    </style:style>
    <style:style style:name="T5" style:family="text">
      <style:text-properties style:font-name="Arial" fo:font-size="12pt" style:font-size-asian="12pt" style:font-size-complex="12pt"/>
    </style:style>
    <style:style style:name="T6" style:family="text">
      <style:text-properties style:font-name="Arial" fo:font-size="12pt" fo:font-weight="normal" style:font-size-asian="12pt" style:font-weight-asian="normal" style:font-name-complex="Arial2" style:font-size-complex="12pt" style:font-weight-complex="normal"/>
    </style:style>
    <style:style style:name="T7" style:family="text">
      <style:text-properties style:font-name="Arial" fo:font-size="12pt" fo:font-weight="normal" officeooo:rsid="0019d298" style:font-size-asian="12pt" style:font-weight-asian="normal" style:font-name-complex="Arial2" style:font-size-complex="12pt" style:font-weight-complex="normal"/>
    </style:style>
    <style:style style:name="T8" style:family="text">
      <style:text-properties style:font-name="Arial" fo:font-size="12pt" fo:font-weight="normal" officeooo:rsid="001bdb0e" style:font-size-asian="12pt" style:font-weight-asian="normal" style:font-name-complex="Arial2" style:font-size-complex="12pt" style:font-weight-complex="norm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fo:font-style="normal" fo:font-weight="bold" style:font-size-asian="12pt" style:font-style-asian="normal" style:font-weight-asian="bold" style:font-name-complex="Arial2" style:font-size-complex="12pt" style:font-style-complex="normal" style:font-weight-complex="bold"/>
    </style:style>
    <style:style style:name="T11" style:family="text">
      <style:text-properties style:font-name="Arial" fo:font-size="12pt" fo:font-style="normal" fo:font-weight="normal" style:font-size-asian="12pt" style:font-style-asian="normal" style:font-weight-asian="normal" style:font-name-complex="Arial2" style:font-size-complex="12pt"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bdb0e" style:font-weight-asian="normal" style:font-weight-complex="normal"/>
    </style:style>
    <style:style style:name="T14" style:family="text">
      <style:text-properties fo:font-weight="normal" officeooo:rsid="00202aed" style:font-weight-asian="normal" style:font-weight-complex="normal"/>
    </style:style>
    <style:style style:name="T15" style:family="text">
      <style:text-properties fo:font-weight="normal" officeooo:rsid="0022bfbf" style:font-weight-asian="normal" style:font-weight-complex="normal"/>
    </style:style>
    <style:style style:name="T16" style:family="text">
      <style:text-properties officeooo:rsid="001bdb0e"/>
    </style:style>
    <style:style style:name="T17" style:family="text">
      <style:text-properties style:text-position="sub 58%" fo:font-weight="normal" officeooo:rsid="001bdb0e" style:font-weight-asian="normal" style:font-weight-complex="normal"/>
    </style:style>
    <style:style style:name="T18" style:family="text">
      <style:text-properties style:text-position="0% 100%" fo:font-weight="normal" officeooo:rsid="001bdb0e" style:font-weight-asian="normal" style:font-weight-complex="normal"/>
    </style:style>
    <style:style style:name="T19" style:family="text">
      <style:text-properties officeooo:rsid="001d85d1"/>
    </style:style>
    <style:style style:name="T20" style:family="text">
      <style:text-properties officeooo:rsid="002771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UNIVERSIDADE DO ESTADO DO AMAZONAS – UEA</text:p>
      <text:p text:style-name="P15">ESCOLA SUPERIOR DE TECNOLOGIA – EST</text:p>
      <text:p text:style-name="P31"/>
      <text:p text:style-name="P31"/>
      <text:p text:style-name="P8">Evandro Padilha Barroso Filho - 171531009</text:p>
      <text:p text:style-name="P8">Joelson Pereira Lima - 1715310060</text:p>
      <text:p text:style-name="P8">Matheus Palheta Barbosa - 1615310019</text:p>
      <text:p text:style-name="P8">Vinícius Edwards Guimarães Sousa - <text:span text:style-name="T20">1815310026</text:span> </text:p>
      <text:p text:style-name="P35"/>
      <text:p text:style-name="P35"/>
      <text:p text:style-name="P35"/>
      <text:p text:style-name="P32"/>
      <text:p text:style-name="P32"/>
      <text:p text:style-name="P15">MÉTODOS DE ORDENAÇÃO DE DADOS INTERNOS</text:p>
      <text:p text:style-name="P3"><text:span text:style-name="T3">Algoritmos de Ordenação – Heap</text:span><text:span text:style-name="T4">s</text:span><text:span text:style-name="T3">ort e Shellsort</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
      <text:p text:style-name="P8">Manaus – AM</text:p>
      <text:p text:style-name="P8">2019</text:p>
      <text:p text:style-name="P20">Evandro Padilha Barroso Filho -171531009</text:p>
      <text:p text:style-name="P9">Joelson Pereira Lima – 1715310060</text:p>
      <text:p text:style-name="P9">Matheus Palheta Barbosa -1615310019</text:p>
      <text:p text:style-name="P9">Vinícius Edwards Guimarães Sousa -</text:p>
      <text:p text:style-name="P35"/>
      <text:p text:style-name="P37"/>
      <text:p text:style-name="P37"/>
      <text:p text:style-name="P37"/>
      <text:p text:style-name="P37"/>
      <text:p text:style-name="P37"/>
      <text:p text:style-name="P37"/>
      <text:p text:style-name="P37"/>
      <text:p text:style-name="P37"/>
      <text:p text:style-name="P37"/>
      <text:p text:style-name="P15"/>
      <text:p text:style-name="P16">MÉTODOS DE ORDENAÇÃO DE DADOS INTERNOS</text:p>
      <text:p text:style-name="P9">Algoritmos de Ordenação – HeapSort e Shellsort</text:p>
      <text:p text:style-name="P34"/>
      <text:p text:style-name="P34"/>
      <text:p text:style-name="P34"/>
      <text:p text:style-name="P38">Trabalho complementar do Projeto Prático apresentado para a disciplina de Algoritmos e Estrutura de Dados II do curso de Sistemas de Informação da Escola Superior de Tecnologia - EST.</text:p>
      <text:p text:style-name="P38">Orientador(a): Dr. Sergio Cleger Tamayo.</text:p>
      <text:p text:style-name="P37"/>
      <text:p text:style-name="P37"/>
      <text:p text:style-name="P4"/>
      <text:p text:style-name="P5">Manaus – AM </text:p>
      <text:p text:style-name="P5">2019</text:p>
      <text:p text:style-name="P14"><text:soft-page-break/>Sumário</text:p>
      <text:p text:style-name="P4"/>
      <text:p text:style-name="P13">1.Introdução</text:p>
      <text:p text:style-name="P13">2.Desenvolvimento</text:p>
      <text:p text:style-name="P13"><text:tab/>2.1 HeapSort</text:p>
      <text:p text:style-name="P13"><text:tab/><text:tab/>2.1.1 Onde e como usar</text:p>
      <text:p text:style-name="P13"><text:tab/><text:tab/>2.1.2 Tipo de Ordenação</text:p>
      <text:p text:style-name="P13"><text:tab/><text:tab/>2.2.3 Forma de ordenação</text:p>
      <text:p text:style-name="P13"><text:tab/><text:tab/>2.1.4 Complexidade</text:p>
      <text:p text:style-name="P13"><text:tab/><text:tab/>2.1.5 Estabilidade</text:p>
      <text:p text:style-name="P13"><text:tab/><text:tab/>2.1.6 Vantagens e Desvantagens</text:p>
      <text:p text:style-name="P13"><text:tab/><text:tab/>2.1.7 Exemplo de aplicação real</text:p>
      <text:p text:style-name="P13"><text:tab/><text:tab/>2.1.8 Código comentado em C ou C++</text:p>
      <text:p text:style-name="P13"><text:tab/><text:tab/>2.1.9 Exemplo Passo a passo com vetor de 10 números</text:p>
      <text:p text:style-name="P13"><text:tab/><text:tab/>2.1.10 Codificação e avaliação com 100.000 números</text:p>
      <text:p text:style-name="P13"><text:tab/>2.2 ShellSort</text:p>
      <text:p text:style-name="P13"><text:tab/><text:tab/>2.2.1 Onde e como usar</text:p>
      <text:p text:style-name="P13"><text:tab/><text:tab/>2.2.2 Tipo de Ordenação</text:p>
      <text:p text:style-name="P13"><text:tab/><text:tab/>2.2.3 Forma de ordenação</text:p>
      <text:p text:style-name="P13"><text:tab/><text:tab/>2.2.4 Complexidade</text:p>
      <text:p text:style-name="P13"><text:tab/><text:tab/>2.2.5 Estabilidade</text:p>
      <text:p text:style-name="P13"><text:tab/><text:tab/>2.2.6 Vantagens e Desvantagens</text:p>
      <text:p text:style-name="P13"><text:tab/><text:tab/>2.2.7 Exemplo de aplicação real</text:p>
      <text:p text:style-name="P13"><text:tab/><text:tab/>2.2.8 Código comentado em C ou C++</text:p>
      <text:p text:style-name="P13"><text:tab/><text:tab/>2.2.9 Exemplo Passo a passo com vetor de 10 números</text:p>
      <text:p text:style-name="P13"><text:tab/><text:tab/>2.2.10 Codificação e avaliação com 100.000 números</text:p>
      <text:p text:style-name="P6"/>
      <text:p text:style-name="P13">3.Referências</text:p>
      <text:p text:style-name="P33"/>
      <text:p text:style-name="P33"/>
      <text:p text:style-name="P19"><text:soft-page-break/><text:span text:style-name="T1">1.</text:span><text:span text:style-name="T10">Introdução</text:span></text:p>
      <text:p text:style-name="P19"><text:span text:style-name="T10"><text:tab/></text:span><text:span text:style-name="T11">Algoritmos de ordenação tem como objetivo reorganizar elementos de uma sequência, ou seja, realizar uma ordenação completa ou parcial. Neste trabalho apresentaremos tópicos diversos sobre dois tipos de algoritmos, sendo eles o HeapSort e o ShellSort que fazem parte do grupo de algoritmos que são mais sofisticados e eficientes que os demais. </text:span></text:p>
      <text:p text:style-name="P12"><text:tab/>Os tópicos a serem apresentados serão: Onde usar e como usar, tipo de ordenação, forma de ordenação, complexidade, estabilidade, vantagens e desvantagens, exemplo de aplicação real, código comentado em C e por fim, um exemplo passo a passo com um vetor de 10 números.</text:p>
      <text:p text:style-name="P12"><text:tab/>Ao final deste trabalho, teremos conhecimento de como funciona e sobre as peculiaridades do algoritmos em questão.</text:p>
      <text:p text:style-name="P10"><text:tab/></text:p>
      <text:p text:style-name="P10"/>
      <text:p text:style-name="P10"><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1"/>
      <text:p text:style-name="P11"/>
      <text:p text:style-name="P11"><text:soft-page-break/>2.Desenvolvimento</text:p>
      <text:p text:style-name="P11">2.1 HeapSort</text:p>
      <text:p text:style-name="P17">2.1.1 Onde e como usar</text:p>
      <text:p text:style-name="P19"><text:span text:style-name="T1"><text:tab/></text:span><text:span text:style-name="T6">Deve ser utilizado para aplicações que precisem operar em sistemas com pouca memória, pois não necessita de memória adicional. Deve ser usado em aplicações que não toleram variações no tempo de execução pois a diferença entre o melhor e pior caso é pequena.</text:span></text:p>
      <text:p text:style-name="P17">2.1.2 Tipo de ordenação</text:p>
      <text:p text:style-name="P19"><text:span text:style-name="T1"><text:tab/></text:span><text:span text:style-name="T6">Parcial, pois ele só altera os elementos que não estão ordenados.</text:span></text:p>
      <text:p text:style-name="P17">2.1.3 Forma de ordenação</text:p>
      <text:p text:style-name="P19"><text:span text:style-name="T1"><text:tab/></text:span><text:span text:style-name="T6">Ordenação por árvores, pois o heap que é utilizado na ordenação é uma árvore binária com as seguintes propriedades:</text:span></text:p>
      <text:p text:style-name="P2"><text:tab/>1. O valor de cada nó não é menor que os valores armazenados em cada <text:tab/>filho.</text:p>
      <text:p text:style-name="P1"><text:span text:style-name="T5"><text:tab/>2. A árvore é perfeitamente balanceada e as folhas no último nível estão <text:tab/>todas nas posições mais à </text:span><text:span text:style-name="T9">esquerda</text:span><text:span text:style-name="T2">.</text:span></text:p>
      <text:p text:style-name="P17">2.1.4 Complexidade</text:p>
      <text:p text:style-name="P19"><text:span text:style-name="T1"><text:tab/></text:span><text:span text:style-name="T6">Todos os casos: O(n log n)</text:span></text:p>
      <text:p text:style-name="P13"><text:tab/>Melhor caso: O(n log n)</text:p>
      <text:p text:style-name="P13"><text:tab/>Pior caso: O(n log n)</text:p>
      <text:p text:style-name="P17">2.1.5 Estabilidade</text:p>
      <text:p text:style-name="P19"><text:span text:style-name="T1"><text:tab/></text:span><text:span text:style-name="T6">Não é estável pois não preserva a ordem de registros de chaves iguais. </text:span></text:p>
      <text:p text:style-name="P17">2.1.6 Vantagens e desvantagens</text:p>
      <text:p text:style-name="P19"><text:span text:style-name="T1"><text:tab/></text:span><text:span text:style-name="T6">Vantagens:<text:line-break/><text:tab/><text:tab/>1.A diferença do tempo de melhor e pior caso é pequena(Praticamente <text:tab/><text:tab/>não é sensível à ordenação da entrada.</text:span></text:p>
      <text:p text:style-name="P13"><text:tab/><text:tab/>2.Apesar de ser duas vezes mais lento que o Quicksort, ele não <text:tab/><text:tab/><text:tab/>necessita de memória adicional.</text:p>
      <text:p text:style-name="P13"><text:tab/>Desvantagens:</text:p>
      <text:p text:style-name="P13"><text:tab/><text:tab/>1.Tempos para construir heap é alto</text:p>
      <text:p text:style-name="P13"><text:tab/><text:tab/>2.O anel interno do algoritmo é bastante complexo</text:p>
      <text:p text:style-name="P13"/>
      <text:p text:style-name="P17"/>
      <text:p text:style-name="P17"/>
      <text:p text:style-name="P17"><text:soft-page-break/>2.1.7 Exemplo de aplicação real</text:p>
      <text:p text:style-name="Text_20_body"><text:tab/><text:span text:style-name="T14">Heap sort não é muito utilizado na prática, Mas pode ser útil em sistemas embarcados de tempo real onde há pouco espaço disponível.</text:span></text:p>
      <text:p text:style-name="P19"><text:span text:style-name="T1"><text:tab/></text:span><text:span text:style-name="T6">Implementações de fila de prioridades podem ser consideradas aplicações de heapsort. Pois o Java provê seleção de elementos de uma sequência dada em que cada elemento possui prioridades usando heaps.</text:span></text:p>
      <text:p text:style-name="P13"><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2.1.8 Código comentado em C ou C++</text:p>
      <text:p text:style-name="P25">//referencia: https://www.geeksforgeeks.org/heap-sort/</text:p>
      <text:p text:style-name="P25">//https://www.ime.usp.br/~pf/algoritmos/aulas/hpsrt.html</text:p>
      <text:p text:style-name="P26"/>
      <text:p text:style-name="P26"/>
      <text:p text:style-name="P26">//Função para trocar dois valores do vetor</text:p>
      <text:p text:style-name="P26">void troca(int vetor[], int i, int j){</text:p>
      <text:p text:style-name="P26"><text:s text:c="4"/>int temp = vetor[i];</text:p>
      <text:p text:style-name="P26"><text:s text:c="4"/>vetor[i] = vetor[j];</text:p>
      <text:p text:style-name="P26"><text:s text:c="4"/>vetor[j] = temp;</text:p>
      <text:p text:style-name="P26">}</text:p>
      <text:p text:style-name="P26"/>
      <text:p text:style-name="P26">//função para imprimir o vetor</text:p>
      <text:p text:style-name="P26">void mostrarVetor(int vetor[], int tam) </text:p>
      <text:p text:style-name="P26">{ </text:p>
      <text:p text:style-name="P26"><text:tab/>for (int i=0; i&lt;tam; ++i) </text:p>
      <text:p text:style-name="P26"><text:s text:c="8"/>printf("%d, ", vetor[i]);</text:p>
      <text:p text:style-name="P26"><text:s text:c="4"/>printf("\n");</text:p>
      <text:p text:style-name="P26">} </text:p>
      <text:p text:style-name="P26"/>
      <text:p text:style-name="P26">//rearranja os elementos de um vetor (ou subvetor) para que ele se torne um heap</text:p>
      <text:p text:style-name="P26">void constroiHeap(int vetor[], int tam, int i) </text:p>
      <text:p text:style-name="P26">{ </text:p>
      <text:p text:style-name="P26"><text:tab/>int maior = i; // o elemento raiz que estamos verificando</text:p>
      <text:p text:style-name="P26"><text:tab/>int esq = 2*i + 1; // o filho esquerdo dele no heap</text:p>
      <text:p text:style-name="P26"><text:tab/>int dir = 2*i + 2; // o filho direito dele no heap</text:p>
      <text:p text:style-name="P26"><text:tab/>// verifica se o filho esquerdo é maior que a raiz</text:p>
      <text:p text:style-name="P26"><text:tab/>if (esq &lt; tam &amp;&amp; vetor[esq] &gt; vetor[maior]) </text:p>
      <text:p text:style-name="P26"><text:tab/><text:tab/>maior = esq; </text:p>
      <text:p text:style-name="P26"><text:tab/>// verifica se o filho direito é maior que a raiz</text:p>
      <text:p text:style-name="P26"><text:tab/>if (dir &lt; tam &amp;&amp; vetor[dir] &gt; vetor[maior]) </text:p>
      <text:p text:style-name="P26"><text:tab/><text:tab/>maior = dir; </text:p>
      <text:p text:style-name="P26"><text:tab/>// se o maior elemento nao é a raiz </text:p>
      <text:p text:style-name="P26"><text:tab/>if (maior != i) </text:p>
      <text:p text:style-name="P26"><text:tab/>{ </text:p>
      <text:p text:style-name="P26"><text:tab/><text:tab/>troca(vetor, i, maior); </text:p>
      <text:p text:style-name="P26"><text:tab/><text:tab/>// recursivamente corrige o nó alterado</text:p>
      <text:p text:style-name="P26"><text:tab/><text:tab/>constroiHeap(vetor, tam, maior); </text:p>
      <text:p text:style-name="P26"><text:tab/>} </text:p>
      <text:p text:style-name="P26">}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 função princiapl do heapSort</text:p>
      <text:p text:style-name="P26">void heapSort(int vetor[], int tam) </text:p>
      <text:p text:style-name="P26">{ </text:p>
      <text:p text:style-name="P26"><text:tab/>// corrige o vetor para heap</text:p>
      <text:p text:style-name="P26"><text:tab/>for (int i = tam / 2 - 1; i &gt;= 0; i--) </text:p>
      <text:p text:style-name="P26"><text:tab/><text:tab/>constroiHeap(vetor, tam, i); </text:p>
      <text:p text:style-name="P26"><text:tab/>// corrige as sub arvores do heap de baixo pra cima</text:p>
      <text:p text:style-name="P26"><text:tab/>for (int i=tam-1; i&gt;=0; i--) </text:p>
      <text:p text:style-name="P26"><text:tab/>{ </text:p>
      <text:p text:style-name="P26"><text:tab/><text:tab/>// move a raiz atual para o fim</text:p>
      <text:p text:style-name="P26"><text:tab/><text:tab/>troca(vetor, 0, i); </text:p>
      <text:p text:style-name="P26"><text:tab/><text:tab/>// executa o constroiHeap na subarvore deste elemento;</text:p>
      <text:p text:style-name="P26"><text:tab/><text:tab/>constroiHeap(vetor, i, 0); </text:p>
      <text:p text:style-name="P26"><text:tab/>} </text:p>
      <text:p text:style-name="P26">}</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2.1.9 Exemplo Passo a passo com vetor de 10 números</text:p>
      <text:p text:style-name="P10">2.1.10 Codificação e avaliação com 100.000 números</text:p>
      <text:p text:style-name="P23">C:</text:p>
      <table:table table:name="Tabela3" table:style-name="Tabela3">
        <table:table-column table:style-name="Tabela3.A" table:number-columns-repeated="5"/>
        <table:table-column table:style-name="Tabela3.F"/>
        <table:table-row>
          <table:table-cell table:style-name="Tabela3.A1" office:value-type="string">
            <text:p text:style-name="P30"/>
          </table:table-cell>
          <table:table-cell table:style-name="Tabela3.A1" office:value-type="string">
            <text:p text:style-name="P30"><text:span text:style-name="T19">C</text:span>rescente</text:p>
          </table:table-cell>
          <table:table-cell table:style-name="Tabela3.A1" office:value-type="string">
            <text:p text:style-name="P30">decrescente</text:p>
          </table:table-cell>
          <table:table-cell table:style-name="Tabela3.A1" office:value-type="string">
            <text:p text:style-name="P30">Cresce<text:span text:style-name="T19">nte</text:span></text:p>
            <text:p text:style-name="P30"><text:span text:style-name="T19">d</text:span>ecresce<text:span text:style-name="T19">nte</text:span></text:p>
          </table:table-cell>
          <table:table-cell table:style-name="Tabela3.A1" office:value-type="string">
            <text:p text:style-name="P30">Decresce<text:span text:style-name="T19">nte</text:span></text:p>
            <text:p text:style-name="P30">cresce<text:span text:style-name="T19">nte</text:span></text:p>
          </table:table-cell>
          <table:table-cell table:style-name="Tabela3.F1" office:value-type="string">
            <text:p text:style-name="P30"><text:span text:style-name="T19">A</text:span>leat<text:span text:style-name="T19">ór</text:span>io</text:p>
          </table:table-cell>
        </table:table-row>
        <table:table-row>
          <table:table-cell table:style-name="Tabela3.A2" office:value-type="string">
            <text:p text:style-name="P30">heapsort.c</text:p>
          </table:table-cell>
          <table:table-cell table:style-name="Tabela3.A2" office:value-type="string">
            <text:p text:style-name="P28">0,015</text:p>
          </table:table-cell>
          <table:table-cell table:style-name="Tabela3.A2" office:value-type="string">
            <text:p text:style-name="P28">0,015</text:p>
          </table:table-cell>
          <table:table-cell table:style-name="Tabela3.A2" office:value-type="string">
            <text:p text:style-name="P28">0,015</text:p>
          </table:table-cell>
          <table:table-cell table:style-name="Tabela3.A2" office:value-type="string">
            <text:p text:style-name="P28">0,015</text:p>
          </table:table-cell>
          <table:table-cell table:style-name="Tabela3.F2" office:value-type="string">
            <text:p text:style-name="P28">0,027</text:p>
          </table:table-cell>
        </table:table-row>
        <table:table-row>
          <table:table-cell table:style-name="Tabela3.A2" office:value-type="string">
            <text:p text:style-name="P30">heapsort.c</text:p>
          </table:table-cell>
          <table:table-cell table:style-name="Tabela3.A2" office:value-type="string">
            <text:p text:style-name="P28">0,031</text:p>
          </table:table-cell>
          <table:table-cell table:style-name="Tabela3.A2" office:value-type="string">
            <text:p text:style-name="P28">0,015</text:p>
          </table:table-cell>
          <table:table-cell table:style-name="Tabela3.A2" office:value-type="string">
            <text:p text:style-name="P28">0,022</text:p>
          </table:table-cell>
          <table:table-cell table:style-name="Tabela3.A2" office:value-type="string">
            <text:p text:style-name="P28">0,015</text:p>
          </table:table-cell>
          <table:table-cell table:style-name="Tabela3.F2" office:value-type="string">
            <text:p text:style-name="P28">0,031</text:p>
          </table:table-cell>
        </table:table-row>
        <table:table-row table:style-name="Tabela3.4">
          <table:table-cell table:style-name="Tabela3.A2" office:value-type="string">
            <text:p text:style-name="P30">heapsort.c</text:p>
          </table:table-cell>
          <table:table-cell table:style-name="Tabela3.A2" office:value-type="string">
            <text:p text:style-name="P28">0,031</text:p>
          </table:table-cell>
          <table:table-cell table:style-name="Tabela3.A2" office:value-type="string">
            <text:p text:style-name="P28">0,015</text:p>
          </table:table-cell>
          <table:table-cell table:style-name="Tabela3.A2" office:value-type="string">
            <text:p text:style-name="P28">0,031</text:p>
          </table:table-cell>
          <table:table-cell table:style-name="Tabela3.A2" office:value-type="string">
            <text:p text:style-name="P28">0,02</text:p>
          </table:table-cell>
          <table:table-cell table:style-name="Tabela3.F2" office:value-type="string">
            <text:p text:style-name="P28">0,025</text:p>
          </table:table-cell>
        </table:table-row>
      </table:table>
      <text:p text:style-name="P22"/>
      <text:p text:style-name="P23">PYTHON:</text:p>
      <table:table table:name="Tabela4" table:style-name="Tabela4">
        <table:table-column table:style-name="Tabela4.A" table:number-columns-repeated="5"/>
        <table:table-column table:style-name="Tabela4.F"/>
        <table:table-row>
          <table:table-cell table:style-name="Tabela4.A1" office:value-type="string">
            <text:p text:style-name="P30"/>
          </table:table-cell>
          <table:table-cell table:style-name="Tabela4.A1" office:value-type="string">
            <text:p text:style-name="P30"><text:span text:style-name="T19">C</text:span>rescente</text:p>
          </table:table-cell>
          <table:table-cell table:style-name="Tabela4.A1" office:value-type="string">
            <text:p text:style-name="P30"><text:span text:style-name="T19">D</text:span>ecrescente</text:p>
          </table:table-cell>
          <table:table-cell table:style-name="Tabela4.A1" office:value-type="string">
            <text:p text:style-name="P30">cresce<text:span text:style-name="T19">nte</text:span>_decresce<text:span text:style-name="T19">nte</text:span></text:p>
          </table:table-cell>
          <table:table-cell table:style-name="Tabela4.A1" office:value-type="string">
            <text:p text:style-name="P30">Decresce<text:span text:style-name="T19">nte</text:span></text:p>
            <text:p text:style-name="P30">cresce<text:span text:style-name="T19">nte</text:span></text:p>
          </table:table-cell>
          <table:table-cell table:style-name="Tabela4.F1" office:value-type="string">
            <text:p text:style-name="P30"><text:span text:style-name="T19">A</text:span>leat<text:span text:style-name="T19">ór</text:span>io</text:p>
          </table:table-cell>
        </table:table-row>
        <table:table-row>
          <table:table-cell table:style-name="Tabela4.A2" office:value-type="string">
            <text:p text:style-name="P30">heapsort.<text:span text:style-name="T19">py</text:span></text:p>
          </table:table-cell>
          <table:table-cell table:style-name="Tabela4.A2" office:value-type="string">
            <text:p text:style-name="P28">1,19253301620483</text:p>
          </table:table-cell>
          <table:table-cell table:style-name="Tabela4.A2" office:value-type="string">
            <text:p text:style-name="P28">1,0829312801361</text:p>
          </table:table-cell>
          <table:table-cell table:style-name="Tabela4.A2" office:value-type="string">
            <text:p text:style-name="P28">1,14060807228088</text:p>
          </table:table-cell>
          <table:table-cell table:style-name="Tabela4.A2" office:value-type="string">
            <text:p text:style-name="P28">1,10937166213989</text:p>
          </table:table-cell>
          <table:table-cell table:style-name="Tabela4.F2" office:value-type="string">
            <text:p text:style-name="P28">1,17477440834045</text:p>
          </table:table-cell>
        </table:table-row>
        <table:table-row>
          <table:table-cell table:style-name="Tabela4.A2" office:value-type="string">
            <text:p text:style-name="P30">heapsort.<text:span text:style-name="T19">py</text:span></text:p>
          </table:table-cell>
          <table:table-cell table:style-name="Tabela4.A2" office:value-type="string">
            <text:p text:style-name="P28">1,20350551605224</text:p>
          </table:table-cell>
          <table:table-cell table:style-name="Tabela4.A2" office:value-type="string">
            <text:p text:style-name="P28">1,09491729736328</text:p>
          </table:table-cell>
          <table:table-cell table:style-name="Tabela4.A2" office:value-type="string">
            <text:p text:style-name="P28">1,16652846336364</text:p>
          </table:table-cell>
          <table:table-cell table:style-name="Tabela4.A2" office:value-type="string">
            <text:p text:style-name="P28">1,11706757545471</text:p>
          </table:table-cell>
          <table:table-cell table:style-name="Tabela4.F2" office:value-type="string">
            <text:p text:style-name="P28">1,18094611167907</text:p>
          </table:table-cell>
        </table:table-row>
        <table:table-row table:style-name="Tabela4.4">
          <table:table-cell table:style-name="Tabela4.A2" office:value-type="string">
            <text:p text:style-name="P30">heapsort.<text:span text:style-name="T19">py</text:span></text:p>
          </table:table-cell>
          <table:table-cell table:style-name="Tabela4.A2" office:value-type="string">
            <text:p text:style-name="P28">1,21680068969726</text:p>
          </table:table-cell>
          <table:table-cell table:style-name="Tabela4.A2" office:value-type="string">
            <text:p text:style-name="P28">1,0841634273529</text:p>
          </table:table-cell>
          <table:table-cell table:style-name="Tabela4.A2" office:value-type="string">
            <text:p text:style-name="P28">1,1486279964447</text:p>
          </table:table-cell>
          <table:table-cell table:style-name="Tabela4.A2" office:value-type="string">
            <text:p text:style-name="P28">1,12771868705749</text:p>
          </table:table-cell>
          <table:table-cell table:style-name="Tabela4.F2" office:value-type="string">
            <text:p text:style-name="P28">1,18749213218688</text:p>
          </table:table-cell>
        </table:table-row>
      </table:table>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2.2 ShellSort</text:p>
      <text:p text:style-name="P17">2.2.1 Onde e como usar</text:p>
      <text:p text:style-name="P19"><text:span text:style-name="T1"><text:tab/></text:span><text:span text:style-name="T6">Ótima opção para arquivos pequenos e médios (+-10.000). E pode ser utilizado em sistemas que não dispõe de muitos recursos de memória.</text:span></text:p>
      <text:p text:style-name="P17"><text:soft-page-break/>2.2.2 Tipo de Ordenação</text:p>
      <text:p text:style-name="P17"><text:tab/><text:span text:style-name="T15">Ordenação Parcial</text:span></text:p>
      <text:p text:style-name="P17">2.2.3 Forma de ordenação</text:p>
      <text:p text:style-name="P19"><text:span text:style-name="T1"><text:tab/></text:span><text:span text:style-name="T6">Ordenação por inserção através de incr</text:span><text:span text:style-name="T7">e</text:span><text:span text:style-name="T6">mentos decrescentes.</text:span></text:p>
      <text:p text:style-name="P17">2.2.4 Complexidade</text:p>
      <text:p text:style-name="P17"><text:tab/><text:span text:style-name="T13">Pior caso: O(n log</text:span><text:span text:style-name="T17">2</text:span><text:span text:style-name="T18">n)</text:span></text:p>
      <text:p text:style-name="P17">2.2.5 Estabilidade</text:p>
      <text:p text:style-name="P17"><text:tab/><text:span text:style-name="T13">Não estável</text:span></text:p>
      <text:p text:style-name="P17">2.2.6 Vantagens e Desvantagens</text:p>
      <text:p text:style-name="P17"><text:tab/><text:span text:style-name="T16">Vantagens:</text:span></text:p>
      <text:p text:style-name="P17"><text:tab/><text:span text:style-name="T12">Ó</text:span><text:span text:style-name="T13">timo para arquivos de tamanho moderado</text:span></text:p>
      <text:p text:style-name="P41"><text:tab/>Sua implementação é simples e requer uma quantidade de código pequena</text:p>
      <text:p text:style-name="P17"><text:span text:style-name="T13"><text:tab/></text:span><text:span text:style-name="T16">Desvantagens:</text:span></text:p>
      <text:p text:style-name="P17"><text:tab/><text:span text:style-name="T13">O tempo de execução do algoritmo é sensível à ordem inicial do arquivo</text:span></text:p>
      <text:p text:style-name="P41"><text:tab/>O método não é estável</text:p>
      <text:p text:style-name="P17">2.2.7 Exemplo de aplicação real</text:p>
      <text:p text:style-name="P19"><text:span text:style-name="T1"><text:tab/></text:span><text:span text:style-name="T8">Como ele pode ser implementado usando pouco código e não usa pilha de chamadas, algumas implementações da função qsort na biblioteca padrão do c feita para sistemas embarcados o utiliza em vez de quicksort.</text:span></text:p>
      <text:p text:style-name="P17"/>
      <text:p text:style-name="P17"/>
      <text:p text:style-name="P17"/>
      <text:p text:style-name="P17"/>
      <text:p text:style-name="P17"/>
      <text:p text:style-name="P17"/>
      <text:p text:style-name="P17"/>
      <text:p text:style-name="P17"/>
      <text:p text:style-name="P17"/>
      <text:p text:style-name="P17">2.2.8 Código comentado em C ou C++</text:p>
      <text:p text:style-name="P18">void shellSort(int vetor[], int tam) {</text:p>
      <text:p text:style-name="P26"><text:s text:c="4"/>int i , j , valor;</text:p>
      <text:p text:style-name="P26"><text:s/></text:p>
      <text:p text:style-name="P26"><text:soft-page-break/><text:s text:c="4"/>int salto = 1;</text:p>
      <text:p text:style-name="P26"><text:s text:c="4"/>while(salto &lt; tam) {</text:p>
      <text:p text:style-name="P26"><text:s text:c="8"/>salto = 3 * salto + 1; //inicializa o salto com um valor alto</text:p>
      <text:p text:style-name="P26"><text:s text:c="4"/>}</text:p>
      <text:p text:style-name="P26"><text:s text:c="4"/>while (salto &gt; 0) {</text:p>
      <text:p text:style-name="P26"><text:s text:c="8"/>for(i = salto; i &lt; tam; i++) { // faz uma varredura no vetor a partir do salto</text:p>
      <text:p text:style-name="P26"><text:s text:c="12"/>valor = vetor[i];</text:p>
      <text:p text:style-name="P26"><text:s text:c="12"/>j = i;</text:p>
      <text:p text:style-name="P26"><text:s text:c="12"/>while (j &gt; salto-1 &amp;&amp; valor &lt;= vetor[j - salto]) {</text:p>
      <text:p text:style-name="P26"><text:s text:c="16"/>vetor[j] = vetor[j - salto];</text:p>
      <text:p text:style-name="P26"><text:s text:c="16"/>j = j - salto;</text:p>
      <text:p text:style-name="P26"><text:s text:c="12"/>}</text:p>
      <text:p text:style-name="P26"><text:s text:c="12"/>vetor[j] = valor;</text:p>
      <text:p text:style-name="P26"><text:s text:c="8"/>}</text:p>
      <text:p text:style-name="P26"><text:s text:c="8"/>salto = salto/3;</text:p>
      <text:p text:style-name="P26"><text:s text:c="4"/>}</text:p>
      <text:p text:style-name="P2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7"><text:soft-page-break/>2.2.9 Exemplo Passo a passo com vetor de 10 númer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2.2.10 Codificação e avaliação com 100.000 números</text:p>
      <text:p text:style-name="P23">C:</text:p>
      <table:table table:name="Tabela1" table:style-name="Tabela1">
        <table:table-column table:style-name="Tabela1.A" table:number-columns-repeated="5"/>
        <table:table-column table:style-name="Tabela1.F"/>
        <table:table-row>
          <table:table-cell table:style-name="Tabela1.A1" office:value-type="string">
            <text:p text:style-name="P29"/>
          </table:table-cell>
          <table:table-cell table:style-name="Tabela1.A1" office:value-type="string">
            <text:p text:style-name="P29">crescente</text:p>
          </table:table-cell>
          <table:table-cell table:style-name="Tabela1.A1" office:value-type="string">
            <text:p text:style-name="P29">decrescente</text:p>
          </table:table-cell>
          <table:table-cell table:style-name="Tabela1.A1" office:value-type="string">
            <text:p text:style-name="P30">Cresce<text:span text:style-name="T19">nte</text:span></text:p>
            <text:p text:style-name="P30">decresce<text:span text:style-name="T19">nte</text:span></text:p>
          </table:table-cell>
          <table:table-cell table:style-name="Tabela1.A1" office:value-type="string">
            <text:p text:style-name="P30">Decresce<text:span text:style-name="T19">nte</text:span></text:p>
            <text:p text:style-name="P30">cresce<text:span text:style-name="T19">nte</text:span></text:p>
          </table:table-cell>
          <table:table-cell table:style-name="Tabela1.F1" office:value-type="string">
            <text:p text:style-name="P29"><text:span text:style-name="T19">A</text:span>leat<text:span text:style-name="T19">ór</text:span>io</text:p>
          </table:table-cell>
        </table:table-row>
        <table:table-row>
          <table:table-cell table:style-name="Tabela1.A2" office:value-type="string">
            <text:p text:style-name="P29">shellsort.c</text:p>
          </table:table-cell>
          <table:table-cell table:style-name="Tabela1.A2" office:value-type="string">
            <text:p text:style-name="P27">0,015</text:p>
          </table:table-cell>
          <table:table-cell table:style-name="Tabela1.A2" office:value-type="string">
            <text:p text:style-name="P27">0</text:p>
          </table:table-cell>
          <table:table-cell table:style-name="Tabela1.A2" office:value-type="string">
            <text:p text:style-name="P27">0</text:p>
          </table:table-cell>
          <table:table-cell table:style-name="Tabela1.A2" office:value-type="string">
            <text:p text:style-name="P27">0,016</text:p>
          </table:table-cell>
          <table:table-cell table:style-name="Tabela1.F2" office:value-type="string">
            <text:p text:style-name="P27">0,016</text:p>
          </table:table-cell>
        </table:table-row>
        <table:table-row>
          <table:table-cell table:style-name="Tabela1.A2" office:value-type="string">
            <text:p text:style-name="P29">shellsort.c</text:p>
          </table:table-cell>
          <table:table-cell table:style-name="Tabela1.A2" office:value-type="string">
            <text:p text:style-name="P27">0,003</text:p>
          </table:table-cell>
          <table:table-cell table:style-name="Tabela1.A2" office:value-type="string">
            <text:p text:style-name="P27">0,015</text:p>
          </table:table-cell>
          <table:table-cell table:style-name="Tabela1.A2" office:value-type="string">
            <text:p text:style-name="P27">0</text:p>
          </table:table-cell>
          <table:table-cell table:style-name="Tabela1.A2" office:value-type="string">
            <text:p text:style-name="P27">0</text:p>
          </table:table-cell>
          <table:table-cell table:style-name="Tabela1.F2" office:value-type="string">
            <text:p text:style-name="P27">0,015</text:p>
          </table:table-cell>
        </table:table-row>
        <table:table-row table:style-name="Tabela1.4">
          <table:table-cell table:style-name="Tabela1.A2" office:value-type="string">
            <text:p text:style-name="P29">shellsort.c</text:p>
          </table:table-cell>
          <table:table-cell table:style-name="Tabela1.A2" office:value-type="string">
            <text:p text:style-name="P27">0,016</text:p>
          </table:table-cell>
          <table:table-cell table:style-name="Tabela1.A2" office:value-type="string">
            <text:p text:style-name="P27">0</text:p>
          </table:table-cell>
          <table:table-cell table:style-name="Tabela1.A2" office:value-type="string">
            <text:p text:style-name="P27">0,005</text:p>
          </table:table-cell>
          <table:table-cell table:style-name="Tabela1.A2" office:value-type="string">
            <text:p text:style-name="P27">0</text:p>
          </table:table-cell>
          <table:table-cell table:style-name="Tabela1.F2" office:value-type="string">
            <text:p text:style-name="P27">0,031</text:p>
          </table:table-cell>
        </table:table-row>
      </table:table>
      <text:p text:style-name="P21"/>
      <text:p text:style-name="P23">PYTHON:</text:p>
      <table:table table:name="Tabela2" table:style-name="Tabela2">
        <table:table-column table:style-name="Tabela2.A" table:number-columns-repeated="5"/>
        <table:table-column table:style-name="Tabela2.F"/>
        <table:table-row>
          <table:table-cell table:style-name="Tabela2.A1" office:value-type="string">
            <text:p text:style-name="P30"/>
          </table:table-cell>
          <table:table-cell table:style-name="Tabela2.A1" office:value-type="string">
            <text:p text:style-name="P30">crescente</text:p>
          </table:table-cell>
          <table:table-cell table:style-name="Tabela2.A1" office:value-type="string">
            <text:p text:style-name="P30">decrescente</text:p>
          </table:table-cell>
          <table:table-cell table:style-name="Tabela2.A1" office:value-type="string">
            <text:p text:style-name="P30">Cresce<text:span text:style-name="T19">nte</text:span></text:p>
            <text:p text:style-name="P30">decresce<text:span text:style-name="T19">nte</text:span></text:p>
          </table:table-cell>
          <table:table-cell table:style-name="Tabela2.A1" office:value-type="string">
            <text:p text:style-name="P30">Decresce<text:span text:style-name="T19">nte</text:span></text:p>
            <text:p text:style-name="P30">cresce<text:span text:style-name="T19">nte</text:span></text:p>
          </table:table-cell>
          <table:table-cell table:style-name="Tabela2.F1" office:value-type="string">
            <text:p text:style-name="P30"><text:span text:style-name="T19">A</text:span>leat<text:span text:style-name="T19">ór</text:span>io</text:p>
          </table:table-cell>
        </table:table-row>
        <table:table-row>
          <table:table-cell table:style-name="Tabela2.A2" office:value-type="string">
            <text:p text:style-name="P30">shellsort.<text:span text:style-name="T19">py</text:span></text:p>
          </table:table-cell>
          <table:table-cell table:style-name="Tabela2.A2" office:value-type="string">
            <text:p text:style-name="P28">0,250003814697265</text:p>
          </table:table-cell>
          <table:table-cell table:style-name="Tabela2.A2" office:value-type="string">
            <text:p text:style-name="P28">0,453115940093994</text:p>
          </table:table-cell>
          <table:table-cell table:style-name="Tabela2.A2" office:value-type="string">
            <text:p text:style-name="P28">0,431228160858154</text:p>
          </table:table-cell>
          <table:table-cell table:style-name="Tabela2.A2" office:value-type="string">
            <text:p text:style-name="P28">0,500004291534423</text:p>
          </table:table-cell>
          <table:table-cell table:style-name="Tabela2.F2" office:value-type="string">
            <text:p text:style-name="P28">1,28124928474426</text:p>
          </table:table-cell>
        </table:table-row>
        <table:table-row>
          <table:table-cell table:style-name="Tabela2.A2" office:value-type="string">
            <text:p text:style-name="P30">shellsort.<text:span text:style-name="T19">py</text:span></text:p>
          </table:table-cell>
          <table:table-cell table:style-name="Tabela2.A2" office:value-type="string">
            <text:p text:style-name="P28">0,249990940093994</text:p>
          </table:table-cell>
          <table:table-cell table:style-name="Tabela2.A2" office:value-type="string">
            <text:p text:style-name="P28">0,467121124267578</text:p>
          </table:table-cell>
          <table:table-cell table:style-name="Tabela2.A2" office:value-type="string">
            <text:p text:style-name="P28">0,47467303276062</text:p>
          </table:table-cell>
          <table:table-cell table:style-name="Tabela2.A2" office:value-type="string">
            <text:p text:style-name="P28">0,453129768371582</text:p>
          </table:table-cell>
          <table:table-cell table:style-name="Tabela2.F2" office:value-type="string">
            <text:p text:style-name="P28">1,2885718345642</text:p>
          </table:table-cell>
        </table:table-row>
        <table:table-row table:style-name="Tabela2.4">
          <table:table-cell table:style-name="Tabela2.A2" office:value-type="string">
            <text:p text:style-name="P30">shellsort.<text:span text:style-name="T19">py</text:span></text:p>
          </table:table-cell>
          <table:table-cell table:style-name="Tabela2.A2" office:value-type="string">
            <text:p text:style-name="P28">0,273055553436279</text:p>
          </table:table-cell>
          <table:table-cell table:style-name="Tabela2.A2" office:value-type="string">
            <text:p text:style-name="P28">0,467121124267578</text:p>
          </table:table-cell>
          <table:table-cell table:style-name="Tabela2.A2" office:value-type="string">
            <text:p text:style-name="P28">0,453114986419677</text:p>
          </table:table-cell>
          <table:table-cell table:style-name="Tabela2.A2" office:value-type="string">
            <text:p text:style-name="P28">0,462381362915039</text:p>
          </table:table-cell>
          <table:table-cell table:style-name="Tabela2.F2" office:value-type="string">
            <text:p text:style-name="P28">1,26260137557983</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4">3 Referências</text:p>
      <text:p text:style-name="P24">*<text:a xlink:type="simple" xlink:href="https://www.google.com/url?sa=t&amp;rct=j&amp;q=&amp;esrc=s&amp;source=web&amp;cd=21&amp;cad=rja&amp;uact=8&amp;ved=2ahUKEwjIjYiIwZzkAhWiHbkGHQj-DogQFjAUegQICBAC&amp;url=http%3A%2F%2Fdainf.ct.utfpr.edu.br%2F~maurofonseca%2Flib%2Fexe%2Ffetch.php%3Fmedia%3Dcursos%3Aif63c%3Aif63ced_08_ordenacao.pdf&amp;usg=AOvVaw1nGelkQ8xwZzAoPx1Flv5B" text:style-name="Internet_20_link" text:visited-style-name="Visited_20_Internet_20_Link">https://www.google.com/url?sa=t&amp;rct=j&amp;q=&amp;esrc=s&amp;source=web&amp;cd=21&amp;cad=rja&amp;uact=8&amp;ved=2ahUKEwjIjYiIwZzkAhWiHbkGHQj-DogQFjAUegQICBAC&amp;url=http%3A%2F%2Fdainf.ct.utfpr.edu.br%2F~maurofonseca%2Flib%2Fexe%2Ffetch.php%3Fmedia%3Dcursos%3Aif63c%3Aif63ced_08_ordenacao.pdf&amp;usg=AOvVaw1nGelkQ8xwZzAoPx1Flv5B</text:a></text:p>
      <text:p text:style-name="P24">*<text:a xlink:type="simple" xlink:href="https://www.google.com/url?sa=t&amp;rct=j&amp;q=&amp;esrc=s&amp;source=web&amp;cd=5&amp;ved=2ahUKEwj7rICNzpzkAhVUK7kGHYJlBOkQFjAEegQIABAC&amp;url=http%3A%2F%2Fwww.inf.ufsc.br%2F~r.mello%2Fine5384%2F17OrdenacaoDados3.pdf&amp;usg=AOvVaw1ZohAXuDaGkQPangmPFq7e" text:style-name="Internet_20_link" text:visited-style-name="Visited_20_Internet_20_Link">https://www.google.com/url?sa=t&amp;rct=j&amp;q=&amp;esrc=s&amp;source=web&amp;cd=5&amp;ved=2ahUKEwj7rICNzpzkAhVUK7kGHYJlBOkQFjAEegQIABAC&amp;url=http%3A%2F%2Fwww.inf.ufsc.br%2F~r.mello%2Fine5384%2F17OrdenacaoDados3.pdf&amp;usg=AOvVaw1ZohAXuDaGkQPangmPFq7e</text:a></text:p>
      <text:p text:style-name="P24">*<text:a xlink:type="simple" xlink:href="https://pt.wikipedia.org/wiki/Ordenação_estável" text:style-name="Internet_20_link" text:visited-style-name="Visited_20_Internet_20_Link">https://pt.wikipedia.org/wiki/Ordena%C3%A7%C3%A3o_est%C3%A1vel</text:a></text:p>
      <text:p text:style-name="P24">*<text:a xlink:type="simple" xlink:href="https://www.quora.com/What-are-the-applications-of-heap-sort" text:style-name="Internet_20_link" text:visited-style-name="Visited_20_Internet_20_Link">https://www.quora.com/What-are-the-applications-of-heap-sort</text:a></text:p>
      <text:p text:style-name="P24">*<text:a xlink:type="simple" xlink:href="https://en.wikipedia.org/wiki/Shellsort" text:style-name="Internet_20_link" text:visited-style-name="Visited_20_Internet_20_Link">https://en.wikipedia.org/wiki/Shellsort</text:a></text:p>
      <text:p text:style-name="P24">*<text:a xlink:type="simple" xlink:href="http://www2.dcc.ufmg.br/livros/algoritmos-edicao2/cap4/transp/completo1/cap4.pdf" text:style-name="Internet_20_link" text:visited-style-name="Visited_20_Internet_20_Link">http://www2.dcc.ufmg.br/livros/algoritmos-edicao2/cap4/transp/completo1/cap4.pdf</text:a></text:p>
      <text:p text:style-name="P24">*<text:a xlink:type="simple" xlink:href="https://www.passeidireto.com/arquivo/4034042/relatorio_ed" text:style-name="Internet_20_link" text:visited-style-name="Visited_20_Internet_20_Link">https://www.passeidireto.com/arquivo/4034042/relatorio_e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DejaVu Sans" style:font-size-asian="10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false" style:font-name-asian="DejaVu Sans" style:font-size-asian="10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pt" fo:country="BR" style:letter-kerning="false" style:font-name-asian="DejaVu Sans" style:font-family-asian="'DejaVu Sans'" style:font-family-generic-asian="system" style:font-pitch-asian="variable" style:font-size-asian="11pt" style:language-asian="ja" style:country-asian="JP"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f5496"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f3763"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2f5496"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har" style:display-name="Título 5 Char" style:family="text" style:parent-style-name="Default_20_Paragraph_20_Font">
      <style:text-properties fo:color="#2f5496"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1f376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1f3763"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style:use-window-font-color="true"/>
    </style:style>
    <style:style style:name="ListLabel_20_2" style:display-name="ListLabel 2" style:family="text">
      <style:text-properties fo:text-transform="uppercase" style:use-window-font-color="true" fo:font-size="12pt" fo:letter-spacing="normal" fo:font-style="normal" style:text-underline-style="none" fo:font-weight="normal" style:font-size-asian="12pt" style:font-style-asian="normal" style:font-weight-asian="normal" style:text-emphasize="none"/>
    </style:style>
    <style:style style:name="ListLabel_20_3" style:display-name="ListLabel 3" style:family="text">
      <style:text-properties fo:text-transform="uppercase" style:use-window-font-color="true" fo:font-size="12pt" fo:letter-spacing="normal" fo:font-style="normal" style:text-underline-style="none" fo:font-weight="normal" style:font-size-asian="12pt" style:font-style-asian="normal" style:font-weight-asian="normal" style:text-emphasize="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size="12pt" fo:font-weight="bold" style:font-size-asian="12pt" style:font-weight-asian="bold"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style:use-window-font-color="true"/>
    </style:style>
    <style:style style:name="ListLabel_20_9" style:display-name="ListLabel 9"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 style:display-name="ListLabel 10" style:family="text">
      <style:text-properties style:use-window-font-color="true"/>
    </style:style>
    <style:style style:name="ListLabel_20_11" style:display-name="ListLabel 1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text:outline-style style:name="Outline">
      <text:outline-level-style text:level="1" text:style-name="ListLabel_20_10"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cm" fo:margin-left="1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21:47:00</meta:creation-date>
    <meta:initial-creator> </meta:initial-creator>
    <dc:language>pt-BR</dc:language>
    <dc:date>2019-08-31T17:57:05.054298657</dc:date>
    <meta:editing-cycles>34</meta:editing-cycles>
    <meta:editing-duration>PT9H51M57S</meta:editing-duration>
    <meta:generator>LibreOffice/6.0.7.3$Linux_X86_64 LibreOffice_project/00m0$Build-3</meta:generator>
    <meta:document-statistic meta:table-count="4" meta:image-count="0" meta:object-count="0" meta:page-count="15" meta:paragraph-count="285" meta:word-count="1254" meta:character-count="8916" meta:non-whitespace-character-count="76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